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11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2.98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a95"/>
    </style:style>
    <style:style style:name="ce18" style:family="table-cell" style:parent-style-name="Default">
      <style:table-cell-properties fo:background-color="#ff3838"/>
    </style:style>
    <style:style style:name="ce19" style:family="table-cell" style:parent-style-name="Default" style:data-style-name="N100">
      <style:table-cell-properties fo:background-color="#ff3838"/>
    </style:style>
    <style:style style:name="ce12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6" style:family="table-cell" style:parent-style-name="Default" style:data-style-name="N100">
      <style:table-cell-properties fo:background-color="#ffaa95"/>
    </style:style>
    <style:style style:name="ce13" style:family="table-cell" style:parent-style-name="Default" style:data-style-name="N100">
      <style:table-cell-properties fo:background-color="#dde8cb"/>
    </style:style>
    <style:style style:name="ce10" style:family="table-cell" style:parent-style-name="Default" style:data-style-name="N100">
      <style:table-cell-properties fo:background-color="#ff0000"/>
    </style:style>
    <style:style style:name="ce4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7d1d5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ce9"/>
        <table:table-column table:style-name="co12" table:default-cell-style-name="Default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ce14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svg:width="1.1413in" svg:height="0.7083in" svg:x="4.5in" svg:y="0in" draw:caption-point-x="-0.2402in" draw:caption-point-y="0.0039in">
              <dc:creator>Unknown Author</dc:creator>
              <dc:date>2025-08-09T09:58:00</dc:date>
              <text:p>Only set with laser scan</text:p>
            </office:annotation>
            <text:p>scan-obstacle_max_range</text:p>
          </table:table-cell>
          <table:table-cell office:value-type="string" calcext:value-type="string">
            <office:annotation draw:style-name="gr1" svg:width="1.1413in" svg:height="0.7083in" svg:x="6.2291in" svg:y="0in" draw:caption-point-x="-0.2402in" draw:caption-point-y="0.0039in">
              <dc:creator>Unknown Author</dc:creator>
              <dc:date>2025-08-09T09:59:00</dc:date>
              <text:p>Only with laser scan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known</text:p>
          </table:table-cell>
          <table:table-cell table:style-name="Default" office:value-type="string" calcext:value-type="string">
            <text:p>inflate_around_unknown</text:p>
          </table:table-cell>
          <table:table-cell table:style-name="Default"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IGNORED</text:p>
          </table:table-cell>
          <table:table-cell table:style-name="ce19" office:value-type="string" calcext:value-type="string">
            <text:p>false</text:p>
          </table:table-cell>
          <table:table-cell table:number-columns-repeated="2" table:style-name="ce18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string" calcext:value-type="string">
            <office:annotation draw:style-name="gr2" draw:text-style-name="P2" svg:width="1.1413in" svg:height="1.7898in" svg:x="20.0197in" svg:y="0in" draw:caption-point-x="-0.2402in" draw:caption-point-y="0.1819in">
              <dc:date>2025-08-09T00:00:00</dc:date>
              <text:p text:style-name="P1"><text:span text:style-name="T1">It may be mandatory when no obstacle avoidance is set locally</text:span></text:p>
              <text:p text:style-name="P1"><text:span text:style-name="T1"/></text:p>
              <text:p text:style-name="P1"><text:span text:style-name="T1"/></text:p>
              <text:p text:style-name="P1"><text:span text:style-name="T1">Only on the side that depends on the obstacle avoidance.</text:span></text:p>
            </office:annotation>
            <text:p>tru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office:annotation draw:style-name="gr3" draw:text-style-name="P2" svg:width="1.1413in" svg:height="0.7083in" svg:x="24.8425in" svg:y="0in" draw:caption-point-x="-0.2402in" draw:caption-point-y="0.1819in">
              <dc:date>2025-08-09T00:00:00</dc:date>
              <text:p text:style-name="P1"><text:span text:style-name="T1">The side with obstable avoidance must be set as true</text:span></text:p>
            </office:annotation>
            <text:p>true</text:p>
          </table:table-cell>
          <table:table-cell table:style-name="ce4" office:value-type="string" calcext:value-type="string">
            <office:annotation draw:style-name="gr3" draw:text-style-name="P2" svg:width="1.1413in" svg:height="0.7083in" svg:x="26.7862in" svg:y="0in" draw:caption-point-x="-0.2402in" draw:caption-point-y="0.1819in">
              <dc:date>2025-08-09T00:00:00</dc:date>
              <text:p text:style-name="P1"><text:span text:style-name="T1">At least the static_layer is required.</text:span></text:p>
            </office:annotation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 office:value-type="string" calcext:value-type="string">
            <text:p>INFLATION ONLY LOCAL DOES NOT WORK. WHY MUST IT BE GLOBAL? For the whole map.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IGNORED</text:p>
          </table:table-cell>
          <table:table-cell table:style-name="ce19" office:value-type="string" calcext:value-type="string">
            <text:p>false</text:p>
          </table:table-cell>
          <table:table-cell table:number-columns-repeated="2" table:style-name="ce18" office:value-type="string" calcext:value-type="string">
            <text:p>IGNORED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office:annotation draw:style-name="gr4" draw:text-style-name="P2" svg:width="1.1413in" svg:height="1.1677in" svg:x="20.0197in" svg:y="0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" calcext:value-type="float">
            <office:annotation draw:style-name="gr3" draw:text-style-name="P2" svg:width="1.1413in" svg:height="0.7083in" svg:x="4.5in" svg:y="0in" draw:caption-point-x="-0.2402in" draw:caption-point-y="0.5374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3" draw:text-style-name="P2" svg:width="1.1413in" svg:height="0.7083in" svg:x="12.6236in" svg:y="0in" draw:caption-point-x="-0.2402in" draw:caption-point-y="0.5374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3" draw:text-style-name="P2" svg:width="1.1413in" svg:height="0.7083in" svg:x="14.9142in" svg:y="0in" draw:caption-point-x="-0.2402in" draw:caption-point-y="0.5374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office:annotation draw:style-name="gr3" draw:text-style-name="P2" svg:width="1.1413in" svg:height="0.7083in" svg:x="26.7862in" svg:y="0in" draw:caption-point-x="-0.2402in" draw:caption-point-y="0.5374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GNORED</text:p>
          </table:table-cell>
          <table:table-cell table:style-name="ce19" office:value-type="string" calcext:value-type="string">
            <text:p>false</text:p>
          </table:table-cell>
          <table:table-cell table:number-columns-repeated="2" table:style-name="ce18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table:style-name="Default" office:value-type="string" calcext:value-type="string">
            <text:p>IGNORED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 office:value-type="string" calcext:value-type="string">
            <office:annotation draw:style-name="gr5" draw:text-style-name="P2" svg:width="1.1413in" svg:height="1.0122in" svg:x="30.6583in" svg:y="0.476in" draw:caption-point-x="-0.2402in" draw:caption-point-y="0.5945in">
              <dc:date>2025-08-09T00:00:00</dc:date>
              <text:p text:style-name="P1"><text:span text:style-name="T1">No</text:span></text:p>
              <text:p text:style-name="P1"><text:span text:style-name="T1"/></text:p>
              <text:p text:style-name="P1"><text:span text:style-name="T1">The inflation is over the whole map, that is why it must be global</text:span></text:p>
            </office:annotation>
            <text:p>INFLATION ONLY LOCAL / THEN THE EXPLANATION IS THAT IT MUST BE WITH THE OBSTACLE AVOIDA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Default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COMBINATION THAT IS NOT COV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9T10:00:01.981172000</dc:date>
    <meta:editing-duration>PT11H11M37S</meta:editing-duration>
    <meta:editing-cycles>15</meta:editing-cycles>
    <meta:generator>LibreOffice/25.2.2.2$MacOSX_AARCH64 LibreOffice_project/7370d4be9e3cf6031a51beef54ff3bda878e3fac</meta:generator>
    <meta:document-statistic meta:table-count="1" meta:cell-count="451" meta:object-count="0"/>
  </office:meta>
</office:document-meta>
</file>